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JPY In No Fee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In With Fee</text:p>
          </table:table-cell>
          <table:table-cell office:value-type="string">
            <text:p>JPY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Out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5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JPY Taxable Total</text:p>
          </table:table-cell>
          <table:table-cell office:value-type="string">
            <text:p>Sum of all taxable events in JPY for transactions of the given capital gains type</text:p>
          </table:table-cell>
          <table:table-cell/>
        </table:table-row>
        <table:table-row table:style-name="ro2">
          <table:table-cell office:value-type="string">
            <text:p>JPY Total Cost Basis</text:p>
          </table:table-cell>
          <table:table-cell office:value-type="string">
            <text:p>Sum of all cost bases in JPY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JPY Amount Fraction</text:p>
          </table:table-cell>
          <table:table-cell office:value-type="string">
            <text:p>JPY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JPY Amount Fraction</text:p>
          </table:table-cell>
          <table:table-cell office:value-type="string">
            <text:p>JPY amount of this in-transaction fraction</text:p>
          </table:table-cell>
          <table:table-cell/>
        </table:table-row>
        <table:table-row table:style-name="ro2">
          <table:table-cell office:value-type="string">
            <text:p>Acquired Lot JPY Fee Fraction</text:p>
          </table:table-cell>
          <table:table-cell office:value-type="string">
            <text:p>JPY fee of this in-transaction fraction</text:p>
          </table:table-cell>
          <table:table-cell/>
        </table:table-row>
        <table:table-row table:style-name="ro2">
          <table:table-cell office:value-type="string">
            <text:p>Acquired Lot JPY Cost Basis</text:p>
          </table:table-cell>
          <table:table-cell office:value-type="string">
            <text:p>JPY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059.000000000000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400.00000000000000000000000000)" table:style-name="transparent_fiat"/>
          <table:table-cell table:formula="=HYPERLINK(&quot;#B2 Tax.a37:z37&quot;; 30341.0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94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3500.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34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)" table:style-name="transparent_fiat"/>
          <table:table-cell table:formula="=HYPERLINK(&quot;#B2 Tax.a28:z28&quot;; 53439.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412.00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444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9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333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049.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400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931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3509.0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59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3441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8.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)" table:style-name="transparent_fiat"/>
          <table:table-cell table:formula="=HYPERLINK(&quot;#B4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&quot;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&quot;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&quot;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36)" table:style-name="taxable_event_percent"/>
          <table:table-cell table:formula="=HYPERLINK(&quot;#B2 In-Out.a16:z16&quot;; 2556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3: 1.80000000 of 5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9)" table:style-name="acquired_lot_alt_percent"/>
          <table:table-cell table:formula="=HYPERLINK(&quot;#B2 In-Out.a5:z5&quot;; 21600.000000000000000)" table:style-name="acquired_lot_alt_fiat"/>
          <table:table-cell table:formula="=HYPERLINK(&quot;#B2 In-Out.a5:z5&quot;; 0.0)" table:style-name="acquired_lot_alt_fiat"/>
          <table:table-cell table:formula="=HYPERLINK(&quot;#B2 In-Out.a5:z5&quot;; 216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8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20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20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&quot;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9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33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&quot;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&quot;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20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fiat"/>
          <table:table-cell table:formula="=HYPERLINK(&quot;#B3 In-Out.a4:z4&quot;; 4.0000000000000)" table:style-name="acquired_lot_border_fiat"/>
          <table:table-cell table:formula="=HYPERLINK(&quot;#B3 In-Out.a4:z4&quot;; 444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&quot;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358)" table:style-name="taxable_event_alt_percent"/>
          <table:table-cell table:formula="=HYPERLINK(&quot;#B4 In-Out.a16:z16&quot;; 25418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3: 1.79000000 of 5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895)" table:style-name="acquired_lot_alt_percent"/>
          <table:table-cell table:formula="=HYPERLINK(&quot;#B4 In-Out.a5:z5&quot;; 21480.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148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2/2: 1.7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20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&quot;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3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9P0"/>
    </number:currency-style>
    <number:currency-style style:name="N13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7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3P0"/>
    </number:currency-style>
    <number:currency-style style:name="N131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USD" style:display-name="acquired_lot_USD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USD" style:display-name="acquired_lot_alt_USD" style:family="table-cell" style:parent-style-name="RP2" style:data-style-name="N10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USD" style:display-name="acquired_lot_border_USD" style:family="table-cell" style:parent-style-name="acquired_5f_lo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USD" style:display-name="acquired_lot_alt_border_USD" style:family="table-cell" style:parent-style-name="acquired_5f_lot_5f_al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USD" style:display-name="acquired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USD" style:display-name="acquired_lot_note_border_USD" style:family="table-cell" style:parent-style-name="acquired_5f_lot_5f_note_5f_USD">
      <style:table-cell-properties fo:border-bottom="none" style:diagonal-bl-tr="none" style:diagonal-tl-br="none" fo:border-left="none" fo:border-right="none" fo:border-top="0.06pt fine-dashed #000000"/>
    </style:style>
    <style:style style:name="transparent_5f_fiat" style:display-name="transparent_fiat" style:family="table-cell" style:parent-style-name="transparent_5f_USD" style:data-style-name="N125">
      <style:text-properties style:language-asian="ja" style:country-asian="JP"/>
    </style:style>
    <style:style style:name="transparent_5f_border_5f_fiat" style:display-name="transparent_border_fiat" style:family="table-cell" style:parent-style-name="transparent_5f_border_5f_USD" style:data-style-name="N125">
      <style:text-properties style:language-asian="ja" style:country-asian="JP"/>
    </style:style>
    <style:style style:name="taxable_5f_event_5f_fiat" style:display-name="taxable_event_fiat" style:family="table-cell" style:parent-style-name="taxable_5f_event_5f_USD" style:data-style-name="N125">
      <style:text-properties style:language-asian="ja" style:country-asian="JP"/>
    </style:style>
    <style:style style:name="taxable_5f_event_5f_border_5f_fiat" style:display-name="taxable_event_border_fiat" style:family="table-cell" style:parent-style-name="taxable_5f_event_5f_border_5f_USD" style:data-style-name="N125">
      <style:text-properties style:language-asian="ja" style:country-asian="JP"/>
    </style:style>
    <style:style style:name="taxable_5f_event_5f_alt_5f_fiat" style:display-name="taxable_event_alt_fiat" style:family="table-cell" style:parent-style-name="taxable_5f_event_5f_alt_5f_USD" style:data-style-name="N125">
      <style:text-properties style:language-asian="ja" style:country-asian="JP"/>
    </style:style>
    <style:style style:name="taxable_5f_event_5f_alt_5f_border_5f_fiat" style:display-name="taxable_event_alt_border_fiat" style:family="table-cell" style:parent-style-name="taxable_5f_event_5f_alt_5f_border_5f_USD" style:data-style-name="N125">
      <style:text-properties style:language-asian="ja" style:country-asian="JP"/>
    </style:style>
    <style:style style:name="acquired_5f_lot_5f_fiat" style:display-name="acquired_lot_fiat" style:family="table-cell" style:parent-style-name="acquired_5f_lot_5f_USD" style:data-style-name="N125">
      <style:text-properties style:language-asian="ja" style:country-asian="JP"/>
    </style:style>
    <style:style style:name="acquired_5f_lot_5f_border_5f_fiat" style:display-name="acquired_lot_border_fiat" style:family="table-cell" style:parent-style-name="acquired_5f_lot_5f_border_5f_USD" style:data-style-name="N125">
      <style:text-properties style:language-asian="ja" style:country-asian="JP"/>
    </style:style>
    <style:style style:name="acquired_5f_lot_5f_alt_5f_fiat" style:display-name="acquired_lot_alt_fiat" style:family="table-cell" style:parent-style-name="acquired_5f_lot_5f_alt_5f_USD" style:data-style-name="N125">
      <style:text-properties style:language-asian="ja" style:country-asian="JP"/>
    </style:style>
    <style:style style:name="acquired_5f_lot_5f_alt_5f_border_5f_fiat" style:display-name="acquired_lot_alt_border_fiat" style:family="table-cell" style:parent-style-name="acquired_5f_lot_5f_alt_5f_border_5f_USD" style:data-style-name="N125">
      <style:text-properties style:language-asian="ja" style:country-asian="JP"/>
    </style:style>
    <style:style style:name="highlighted_5f_fiat" style:display-name="highlighted_fiat" style:family="table-cell" style:parent-style-name="highlighted_5f_USD" style:data-style-name="N125">
      <style:text-properties style:language-asian="ja" style:country-asian="JP"/>
    </style:style>
    <style:style style:name="highlighted_5f_border_5f_fiat" style:display-name="highlighted_border_fiat" style:family="table-cell" style:parent-style-name="highlighted_5f_border_5f_USD" style:data-style-name="N125">
      <style:text-properties style:language-asian="ja" style:country-asian="JP"/>
    </style:style>
    <style:style style:name="taxable_5f_event_5f_note_5f_fiat" style:display-name="taxable_event_note_fiat" style:family="table-cell" style:parent-style-name="taxable_5f_event_5f_note_5f_USD" style:data-style-name="N125">
      <style:text-properties style:language-asian="ja" style:country-asian="JP"/>
    </style:style>
    <style:style style:name="taxable_5f_event_5f_note_5f_border_5f_fiat" style:display-name="taxable_event_note_border_fiat" style:family="table-cell" style:parent-style-name="taxable_5f_even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acquired_5f_lot_5f_note_5f_fiat" style:display-name="acquired_lot_note_fiat" style:family="table-cell" style:parent-style-name="acquired_5f_lot_5f_note_5f_USD" style:data-style-name="N125">
      <style:text-properties style:language-asian="ja" style:country-asian="JP"/>
    </style:style>
    <style:style style:name="acquired_5f_lot_5f_note_5f_border_5f_fiat" style:display-name="acquired_lot_note_border_fiat" style:family="table-cell" style:parent-style-name="acquired_5f_lo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bold_5f_fiat" style:display-name="bold_fiat" style:family="table-cell" style:parent-style-name="bold_5f_USD" style:data-style-name="N125">
      <style:text-properties style:language-asian="ja" style:country-asian="JP"/>
    </style:style>
    <style:style style:name="bold_5f_border_5f_fiat" style:display-name="bold_border_fiat" style:family="table-cell" style:parent-style-name="bold_5f_border_5f_USD" style:data-style-name="N125">
      <style:text-properties style:language-asian="ja" style:country-asian="JP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3-01-19T09:14:14.959355</dc:date>
    <meta:editing-duration>P1DT11H25M59S</meta:editing-duration>
    <meta:editing-cycles>121</meta:editing-cycles>
    <meta:generator>http://pypi.python.org/pypi/ezodf/0.1.0$Python3.10.6 (main, Nov 14 2022, 16:10:14) [GCC 11.3.0]</meta:generator>
    <meta:document-statistic meta:table-count="3" meta:cell-count="116" meta:object-count="0"/>
  </office:meta>
</office:document-meta>
</file>